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Verdana" svg:font-family="Verdana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09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2.0575in"/>
    </style:style>
    <style:style style:name="co5" style:family="table-column">
      <style:table-column-properties fo:break-before="auto" style:column-width="1.1098in"/>
    </style:style>
    <style:style style:name="co6" style:family="table-column">
      <style:table-column-properties fo:break-before="auto" style:column-width="1.2492in"/>
    </style:style>
    <style:style style:name="co7" style:family="table-column">
      <style:table-column-properties fo:break-before="auto" style:column-width="0.998in"/>
    </style:style>
    <style:style style:name="co8" style:family="table-column">
      <style:table-column-properties fo:break-before="auto" style:column-width="1.7882in"/>
    </style:style>
    <style:style style:name="co9" style:family="table-column">
      <style:table-column-properties fo:break-before="auto" style:column-width="1.5465in"/>
    </style:style>
    <style:style style:name="co10" style:family="table-column">
      <style:table-column-properties fo:break-before="auto" style:column-width="1.3146in"/>
    </style:style>
    <style:style style:name="co11" style:family="table-column">
      <style:table-column-properties fo:break-before="auto" style:column-width="1.4311in"/>
    </style:style>
    <style:style style:name="co12" style:family="table-column">
      <style:table-column-properties fo:break-before="auto" style:column-width="0.5898in"/>
    </style:style>
    <style:style style:name="co13" style:family="table-column">
      <style:table-column-properties fo:break-before="auto" style:column-width="0.6917in"/>
    </style:style>
    <style:style style:name="co14" style:family="table-column">
      <style:table-column-properties fo:break-before="auto" style:column-width="1.1654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962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"/>
    <style:style style:name="ce2" style:family="table-cell" style:parent-style-name="Default" style:data-style-name="N2"/>
    <style:style style:name="ce3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5f_BuiltIn_5f_Comma" style:data-style-name="N12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96969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fo:color="#969696" style:text-outline="false" style:text-line-through-style="solid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5f_BuiltIn_5f_Comma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3"/>
    <style:style style:name="ce11" style:family="table-cell" style:parent-style-name="Default" style:data-style-name="N132"/>
    <style:style style:name="ce12" style:family="table-cell" style:parent-style-name="Default" style:data-style-name="N11"/>
    <style:style style:name="ce13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gr1" style:family="graphic">
      <style:graphic-properties draw:ole-draw-aspect="1"/>
    </style:style>
  </office:automatic-styles>
  <office:body>
    <office:spreadsheet>
      <table:table table:name="Sheet2_2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>
            <text:p>zoom_start</text:p>
          </table:table-cell>
          <table:table-cell office:value-type="string">
            <text:p>area_sq_meters</text:p>
          </table:table-cell>
          <table:table-cell table:style-name="Default" office:value-type="string">
            <text:p>factor</text:p>
          </table:table-cell>
          <table:table-cell office:value-type="string">
            <text:p>tiles_approx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38215654283547E+015">
            <text:p>1382156542835470</text:p>
          </table:table-cell>
          <table:table-cell table:style-name="Default"/>
          <table:table-cell table:number-columns-repeated="2"/>
          <table:table-cell>
            <draw:frame table:end-cell-address="Sheet2_2.O28" table:end-x="0.785in" table:end-y="0.1319in" draw:z-index="0" draw:style-name="gr1" svg:width="8.3531in" svg:height="4.3984in" svg:x="0.4331in" svg:y="0.1228in">
              <draw:object draw:notify-on-update-of-ranges="Sheet2_2.A2:Sheet2_2.A6 Sheet2_2.A2:Sheet2_2.A6 Sheet2_2.B2:Sheet2_2.B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0921684027528">
            <text:p>190921684027528</text:p>
          </table:table-cell>
          <table:table-cell table:formula="of:=[.B2]/[.B3]" office:value-type="float" office:value="7.23939006653736">
            <text:p>7.24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430088367943.3">
            <text:p>22430088367943</text:p>
          </table:table-cell>
          <table:table-cell table:formula="of:=[.B3]/[.B4]" office:value-type="float" office:value="8.51185607901527">
            <text:p>8.51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753573925834.42">
            <text:p>7753573925834</text:p>
          </table:table-cell>
          <table:table-cell table:formula="of:=[.B4]/[.B5]" office:value-type="float" office:value="2.89287089831022">
            <text:p>2.89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42096608554.15">
            <text:p>2742096608554</text:p>
          </table:table-cell>
          <table:table-cell table:formula="of:=[.B5]/[.B6]" office:value-type="float" office:value="2.82760786095087">
            <text:p>2.83</text:p>
          </table:table-cell>
          <table:table-cell table:number-columns-repeated="3"/>
        </table:table-row>
      </table:table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3" table:default-cell-style-name="ce6"/>
        <table:table-column table:style-name="co6" table:default-cell-style-name="ce6"/>
        <table:table-column table:style-name="co7" table:default-cell-style-name="ce8"/>
        <table:table-column table:style-name="co1" table:default-cell-style-name="ce9"/>
        <table:table-column table:style-name="co8" table:default-cell-style-name="ce10"/>
        <table:table-column table:style-name="co9" table:default-cell-style-name="ce11"/>
        <table:table-column table:style-name="co9" table:default-cell-style-name="ce10"/>
        <table:table-column table:style-name="co10" table:default-cell-style-name="ce1"/>
        <table:table-column table:style-name="co11" table:default-cell-style-name="ce10"/>
        <table:table-column table:style-name="co12" table:default-cell-style-name="ce12"/>
        <table:table-column table:style-name="co13" table:default-cell-style-name="ce12"/>
        <table:table-column table:style-name="co14" table:default-cell-style-name="ce13"/>
        <table:table-row table:style-name="ro1">
          <table:table-cell table:style-name="ce3"/>
          <table:table-cell table:style-name="ce5" table:number-columns-repeated="6"/>
          <table:table-cell office:value-type="float" office:value="12">
            <text:p><text:s/>12 </text:p>
          </table:table-cell>
          <table:table-cell table:style-name="ce7"/>
          <table:table-cell table:style-name="ce3"/>
          <table:table-cell table:style-name="Default" table:number-columns-repeated="8"/>
        </table:table-row>
        <table:table-row table:style-name="ro2">
          <table:table-cell table:style-name="ce3" office:value-type="string">
            <text:p>Zoom level</text:p>
          </table:table-cell>
          <table:table-cell table:style-name="ce5" office:value-type="string">
            <text:p>pixel width</text:p>
          </table:table-cell>
          <table:table-cell table:style-name="ce5" office:value-type="string">
            <text:p>tiles (total)</text:p>
          </table:table-cell>
          <table:table-cell table:style-name="ce5" office:value-type="string">
            <text:p>tiles wide</text:p>
          </table:table-cell>
          <table:table-cell table:style-name="ce5" office:value-type="string">
            <text:p>offset</text:p>
          </table:table-cell>
          <table:table-cell table:style-name="ce5" office:value-type="string">
            <text:p>int</text:p>
          </table:table-cell>
          <table:table-cell table:style-name="ce5" office:value-type="string">
            <text:p>mod</text:p>
          </table:table-cell>
          <table:table-cell table:style-name="ce5" office:value-type="string">
            <text:p>file size in mb (65k each tile)</text:p>
          </table:table-cell>
          <table:table-cell table:style-name="ce7" office:value-type="string">
            <text:p>BAD FROM OSM -- Scale at 72dpi (equator)</text:p>
          </table:table-cell>
          <table:table-cell table:style-name="ce3" office:value-type="string">
            <text:p><text:s/>Meters Per Pixel (MPP) at equator = circumference / pixel width at equator</text:p>
          </table:table-cell>
          <table:table-cell table:style-name="Default" office:value-type="string">
            <text:p>flickr_area_sq_meters_raw</text:p>
          </table:table-cell>
          <table:table-cell table:style-name="Default" office:value-type="string">
            <text:p>ratio_to_whole</text:p>
          </table:table-cell>
          <table:table-cell table:style-name="Default" office:value-type="string">
            <text:p>flickr_area_sq_meters</text:p>
          </table:table-cell>
          <table:table-cell table:style-name="Default" office:value-type="string">
            <text:p>flickr_sq_rt</text:p>
          </table:table-cell>
          <table:table-cell table:style-name="Default" office:value-type="string">
            <text:p>flickr_tiles</text:p>
          </table:table-cell>
          <table:table-cell table:style-name="Default" office:value-type="string">
            <text:p>savings</text:p>
          </table:table-cell>
          <table:table-cell table:style-name="Default" office:value-type="string">
            <text:p>coverage</text:p>
          </table:table-cell>
          <table:table-cell table:style-name="Default" office:value-type="string">
            <text:p>ppi</text:p>
          </table:table-cell>
        </table:table-row>
        <table:table-row table:style-name="ro3">
          <table:table-cell table:style-name="ce4" office:value-type="string">
            <text:p>19</text:p>
          </table:table-cell>
          <table:table-cell table:formula="of:=256*2^[.A3]" office:value-type="float" office:value="134217728">
            <text:p><text:s/>134,217,728 </text:p>
          </table:table-cell>
          <table:table-cell table:formula="of:=([.B3]/256)^2" office:value-type="float" office:value="274877906944">
            <text:p><text:s/>274,877,906,944 </text:p>
          </table:table-cell>
          <table:table-cell table:formula="of:=[.B3]/256" office:value-type="float" office:value="524288">
            <text:p><text:s/>524,288 </text:p>
          </table:table-cell>
          <table:table-cell table:number-columns-repeated="3"/>
          <table:table-cell table:formula="of:=[.C3]*[.$H$1]/1000" office:value-type="float" office:value="3298534883.328">
            <text:p><text:s/>3,298,534,883 </text:p>
          </table:table-cell>
          <table:table-cell table:style-name="ce7"/>
          <table:table-cell table:formula="of:=40075016.69/[.B3]" office:value-type="float" office:value="0.298582141771913">
            <text:p><text:s/>0.3 </text:p>
          </table:table-cell>
          <table:table-cell office:value-type="float" office:value="2742096608554.15">
            <text:p>2,742,096,608,554</text:p>
          </table:table-cell>
          <table:table-cell table:formula="of:=[.M3]/[.$M$12]" office:value-type="float" office:value="0.00170740336441159">
            <text:p>0.0017</text:p>
          </table:table-cell>
          <table:table-cell office:value-type="float" office:value="2742096608554.15">
            <text:p>2,742,096,608,554</text:p>
          </table:table-cell>
          <table:table-cell table:formula="of:=SQRT([.M3])" office:value-type="float" office:value="1655927.71839659">
            <text:p>1655928</text:p>
          </table:table-cell>
          <table:table-cell table:formula="of:=[.L3]*[.C3]" office:value-type="float" office:value="469327463.118601">
            <text:p>469,327,463</text:p>
          </table:table-cell>
          <table:table-cell table:formula="of:=1-[.O3]/[.C3]" office:value-type="percentage" office:value="0.998292596635588">
            <text:p>99.83%</text:p>
          </table:table-cell>
          <table:table-cell table:formula="of:=[.O3]/[.C3]" office:value-type="percentage" office:value="0.00170740336441159">
            <text:p>0.17%</text:p>
          </table:table-cell>
          <table:table-cell table:formula="of:=[.N3]/[.B3]" office:value-type="float" office:value="0.012337622928594">
            <text:p>0.012337622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256*2^[.A4]" office:value-type="float" office:value="67108864">
            <text:p><text:s/>67,108,864 </text:p>
          </table:table-cell>
          <table:table-cell table:formula="of:=([.B4]/256)^2" office:value-type="float" office:value="68719476736">
            <text:p><text:s/>68,719,476,736 </text:p>
          </table:table-cell>
          <table:table-cell table:formula="of:=[.B4]/256" office:value-type="float" office:value="262144">
            <text:p><text:s/>262,144 </text:p>
          </table:table-cell>
          <table:table-cell table:number-columns-repeated="3"/>
          <table:table-cell table:formula="of:=[.C4]*[.$H$1]/1000" office:value-type="float" office:value="824633720.832">
            <text:p><text:s/>824,633,721 </text:p>
          </table:table-cell>
          <table:table-cell office:value-type="string">
            <text:p><text:s/>1 : 1,693</text:p>
          </table:table-cell>
          <table:table-cell table:formula="of:=40075016.69/[.B4]" office:value-type="float" office:value="0.597164283543825">
            <text:p><text:s/>0.6 </text:p>
          </table:table-cell>
          <table:table-cell office:value-type="float" office:value="2742096608554.15">
            <text:p>2,742,096,608,554</text:p>
          </table:table-cell>
          <table:table-cell table:formula="of:=[.M4]/[.$M$12]" office:value-type="float" office:value="0.00170740336441159">
            <text:p>0.0017</text:p>
          </table:table-cell>
          <table:table-cell office:value-type="float" office:value="2742096608554.15">
            <text:p>2,742,096,608,554</text:p>
          </table:table-cell>
          <table:table-cell table:formula="of:=SQRT([.M4])" office:value-type="float" office:value="1655927.71839659">
            <text:p>1655928</text:p>
          </table:table-cell>
          <table:table-cell table:formula="of:=[.L4]*[.C4]" office:value-type="float" office:value="117331865.77965">
            <text:p>117,331,866</text:p>
          </table:table-cell>
          <table:table-cell table:formula="of:=1-[.O4]/[.C4]" office:value-type="percentage" office:value="0.998292596635588">
            <text:p>99.83%</text:p>
          </table:table-cell>
          <table:table-cell table:formula="of:=[.O4]/[.C4]" office:value-type="percentage" office:value="0.00170740336441159">
            <text:p>0.17%</text:p>
          </table:table-cell>
          <table:table-cell table:formula="of:=[.N4]/[.B4]" office:value-type="float" office:value="0.024675245857188">
            <text:p>0.024675245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256*2^[.A5]" office:value-type="float" office:value="33554432">
            <text:p><text:s/>33,554,432 </text:p>
          </table:table-cell>
          <table:table-cell table:formula="of:=([.B5]/256)^2" office:value-type="float" office:value="17179869184">
            <text:p><text:s/>17,179,869,184 </text:p>
          </table:table-cell>
          <table:table-cell table:formula="of:=[.B5]/256" office:value-type="float" office:value="131072">
            <text:p><text:s/>131,072 </text:p>
          </table:table-cell>
          <table:table-cell table:number-columns-repeated="3"/>
          <table:table-cell table:formula="of:=[.C5]*[.$H$1]/1000" office:value-type="float" office:value="206158430.208">
            <text:p><text:s/>206,158,430 </text:p>
          </table:table-cell>
          <table:table-cell office:value-type="string">
            <text:p><text:s/>1 : 3,385</text:p>
          </table:table-cell>
          <table:table-cell table:formula="of:=40075016.69/[.B5]" office:value-type="float" office:value="1.19432856708765">
            <text:p><text:s/>1.2 </text:p>
          </table:table-cell>
          <table:table-cell office:value-type="float" office:value="2742096608554.15">
            <text:p>2,742,096,608,554</text:p>
          </table:table-cell>
          <table:table-cell table:formula="of:=[.M5]/[.$M$12]" office:value-type="float" office:value="0.00170740336441159">
            <text:p>0.0017</text:p>
          </table:table-cell>
          <table:table-cell office:value-type="float" office:value="2742096608554.15">
            <text:p>2,742,096,608,554</text:p>
          </table:table-cell>
          <table:table-cell table:formula="of:=SQRT([.M5])" office:value-type="float" office:value="1655927.71839659">
            <text:p>1655928</text:p>
          </table:table-cell>
          <table:table-cell table:formula="of:=[.L5]*[.C5]" office:value-type="float" office:value="29332966.4449126">
            <text:p>29,332,966</text:p>
          </table:table-cell>
          <table:table-cell table:formula="of:=1-[.O5]/[.C5]" office:value-type="percentage" office:value="0.998292596635588">
            <text:p>99.83%</text:p>
          </table:table-cell>
          <table:table-cell table:formula="of:=[.O5]/[.C5]" office:value-type="percentage" office:value="0.00170740336441159">
            <text:p>0.17%</text:p>
          </table:table-cell>
          <table:table-cell table:formula="of:=[.N5]/[.B5]" office:value-type="float" office:value="0.049350491714376">
            <text:p>0.049350491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256*2^[.A6]" office:value-type="float" office:value="16777216">
            <text:p><text:s/>16,777,216 </text:p>
          </table:table-cell>
          <table:table-cell table:formula="of:=([.B6]/256)^2" office:value-type="float" office:value="4294967296">
            <text:p><text:s/>4,294,967,296 </text:p>
          </table:table-cell>
          <table:table-cell table:formula="of:=[.B6]/256" office:value-type="float" office:value="65536">
            <text:p><text:s/>65,536 </text:p>
          </table:table-cell>
          <table:table-cell table:number-columns-repeated="3"/>
          <table:table-cell table:formula="of:=[.C6]*[.$H$1]/1000" office:value-type="float" office:value="51539607.552">
            <text:p><text:s/>51,539,608 </text:p>
          </table:table-cell>
          <table:table-cell office:value-type="string">
            <text:p><text:s/>1 : 6,771</text:p>
          </table:table-cell>
          <table:table-cell table:formula="of:=40075016.69/[.B6]" office:value-type="float" office:value="2.3886571341753">
            <text:p><text:s/>2.4 </text:p>
          </table:table-cell>
          <table:table-cell office:value-type="float" office:value="2742096608554.15">
            <text:p>2,742,096,608,554</text:p>
          </table:table-cell>
          <table:table-cell table:formula="of:=[.M6]/[.$M$12]" office:value-type="float" office:value="0.00170740336441159">
            <text:p>0.0017</text:p>
          </table:table-cell>
          <table:table-cell office:value-type="float" office:value="2742096608554.15">
            <text:p>2,742,096,608,554</text:p>
          </table:table-cell>
          <table:table-cell table:formula="of:=SQRT([.M6])" office:value-type="float" office:value="1655927.71839659">
            <text:p>1655928</text:p>
          </table:table-cell>
          <table:table-cell table:formula="of:=[.L6]*[.C6]" office:value-type="float" office:value="7333241.61122814">
            <text:p>7,333,242</text:p>
          </table:table-cell>
          <table:table-cell table:formula="of:=1-[.O6]/[.C6]" office:value-type="percentage" office:value="0.998292596635588">
            <text:p>99.83%</text:p>
          </table:table-cell>
          <table:table-cell table:formula="of:=[.O6]/[.C6]" office:value-type="percentage" office:value="0.00170740336441159">
            <text:p>0.17%</text:p>
          </table:table-cell>
          <table:table-cell table:formula="of:=[.N6]/[.B6]" office:value-type="float" office:value="0.098700983428752">
            <text:p>0.098700983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256*2^[.A7]" office:value-type="float" office:value="8388608">
            <text:p><text:s/>8,388,608 </text:p>
          </table:table-cell>
          <table:table-cell table:formula="of:=([.B7]/256)^2" office:value-type="float" office:value="1073741824">
            <text:p><text:s/>1,073,741,824 </text:p>
          </table:table-cell>
          <table:table-cell table:formula="of:=[.B7]/256" office:value-type="float" office:value="32768">
            <text:p><text:s/>32,768 </text:p>
          </table:table-cell>
          <table:table-cell table:number-columns-repeated="3"/>
          <table:table-cell table:formula="of:=[.C7]*[.$H$1]/1000" office:value-type="float" office:value="12884901.888">
            <text:p><text:s/>12,884,902 </text:p>
          </table:table-cell>
          <table:table-cell office:value-type="string">
            <text:p><text:s/>1 : 14,000</text:p>
          </table:table-cell>
          <table:table-cell table:formula="of:=40075016.69/[.B7]" office:value-type="float" office:value="4.7773142683506">
            <text:p><text:s/>4.8 </text:p>
          </table:table-cell>
          <table:table-cell office:value-type="float" office:value="2742096608554.15">
            <text:p>2,742,096,608,554</text:p>
          </table:table-cell>
          <table:table-cell table:formula="of:=[.M7]/[.$M$12]" office:value-type="float" office:value="0.00170740336441159">
            <text:p>0.0017</text:p>
          </table:table-cell>
          <table:table-cell office:value-type="float" office:value="2742096608554.15">
            <text:p>2,742,096,608,554</text:p>
          </table:table-cell>
          <table:table-cell table:formula="of:=SQRT([.M7])" office:value-type="float" office:value="1655927.71839659">
            <text:p>1655928</text:p>
          </table:table-cell>
          <table:table-cell table:formula="of:=[.L7]*[.C7]" office:value-type="float" office:value="1833310.40280704">
            <text:p>1,833,310</text:p>
          </table:table-cell>
          <table:table-cell table:formula="of:=1-[.O7]/[.C7]" office:value-type="percentage" office:value="0.998292596635588">
            <text:p>99.83%</text:p>
          </table:table-cell>
          <table:table-cell table:formula="of:=[.O7]/[.C7]" office:value-type="percentage" office:value="0.00170740336441159">
            <text:p>0.17%</text:p>
          </table:table-cell>
          <table:table-cell table:formula="of:=[.N7]/[.B7]" office:value-type="float" office:value="0.197401966857504">
            <text:p>0.197401966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256*2^[.A8]" office:value-type="float" office:value="4194304">
            <text:p><text:s/>4,194,304 </text:p>
          </table:table-cell>
          <table:table-cell table:formula="of:=([.B8]/256)^2" office:value-type="float" office:value="268435456">
            <text:p><text:s/>268,435,456 </text:p>
          </table:table-cell>
          <table:table-cell table:formula="of:=[.B8]/256" office:value-type="float" office:value="16384">
            <text:p><text:s/>16,384 </text:p>
          </table:table-cell>
          <table:table-cell table:number-columns-repeated="3"/>
          <table:table-cell table:formula="of:=[.C8]*[.$H$1]/1000" office:value-type="float" office:value="3221225.472">
            <text:p><text:s/>3,221,225 </text:p>
          </table:table-cell>
          <table:table-cell office:value-type="string">
            <text:p><text:s/>1 : 27,000</text:p>
          </table:table-cell>
          <table:table-cell table:formula="of:=40075016.69/[.B8]" office:value-type="float" office:value="9.5546285367012">
            <text:p><text:s/>9.6 </text:p>
          </table:table-cell>
          <table:table-cell office:value-type="float" office:value="7753573925834.42">
            <text:p>7,753,573,925,834</text:p>
          </table:table-cell>
          <table:table-cell table:formula="of:=[.M8]/[.$M$12]" office:value-type="float" office:value="0.00653527053943575">
            <text:p>0.0065</text:p>
          </table:table-cell>
          <table:table-cell table:formula="of:=[.K8]+[.K6]" office:value-type="float" office:value="10495670534388.6">
            <text:p>10,495,670,534,389</text:p>
          </table:table-cell>
          <table:table-cell table:formula="of:=SQRT([.M8])" office:value-type="float" office:value="3239702.22927796">
            <text:p>3239702</text:p>
          </table:table-cell>
          <table:table-cell table:formula="of:=[.L8]*[.C8]" office:value-type="float" office:value="1754298.3273368">
            <text:p>1,754,298</text:p>
          </table:table-cell>
          <table:table-cell table:formula="of:=1-[.O8]/[.C8]" office:value-type="percentage" office:value="0.993464729460564">
            <text:p>99.35%</text:p>
          </table:table-cell>
          <table:table-cell table:formula="of:=[.O8]/[.C8]" office:value-type="percentage" office:value="0.00653527053943575">
            <text:p>0.65%</text:p>
          </table:table-cell>
          <table:table-cell table:formula="of:=[.N8]/[.B8]" office:value-type="float" office:value="0.772405202216615">
            <text:p>0.772405202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256*2^[.A9]" office:value-type="float" office:value="2097152">
            <text:p><text:s/>2,097,152 </text:p>
          </table:table-cell>
          <table:table-cell table:formula="of:=([.B9]/256)^2" office:value-type="float" office:value="67108864">
            <text:p><text:s/>67,108,864 </text:p>
          </table:table-cell>
          <table:table-cell table:formula="of:=[.B9]/256" office:value-type="float" office:value="8192">
            <text:p><text:s/>8,192 </text:p>
          </table:table-cell>
          <table:table-cell table:number-columns-repeated="3"/>
          <table:table-cell table:formula="of:=[.C9]*[.$H$1]/1000" office:value-type="float" office:value="805306.368">
            <text:p><text:s/>805,306 </text:p>
          </table:table-cell>
          <table:table-cell office:value-type="string">
            <text:p><text:s/>1 : 54,000</text:p>
          </table:table-cell>
          <table:table-cell table:formula="of:=40075016.69/[.B9]" office:value-type="float" office:value="19.1092570734024">
            <text:p><text:s/>19.1 </text:p>
          </table:table-cell>
          <table:table-cell office:value-type="float" office:value="7753573925834.42">
            <text:p>7,753,573,925,834</text:p>
          </table:table-cell>
          <table:table-cell table:formula="of:=[.M9]/[.$M$12]" office:value-type="float" office:value="0.00653527053943575">
            <text:p>0.0065</text:p>
          </table:table-cell>
          <table:table-cell table:formula="of:=[.K9]+[.K7]" office:value-type="float" office:value="10495670534388.6">
            <text:p>10,495,670,534,389</text:p>
          </table:table-cell>
          <table:table-cell table:formula="of:=SQRT([.M9])" office:value-type="float" office:value="3239702.22927796">
            <text:p>3239702</text:p>
          </table:table-cell>
          <table:table-cell table:formula="of:=[.L9]*[.C9]" office:value-type="float" office:value="438574.581834201">
            <text:p>438,575</text:p>
          </table:table-cell>
          <table:table-cell table:formula="of:=1-[.O9]/[.C9]" office:value-type="percentage" office:value="0.993464729460564">
            <text:p>99.35%</text:p>
          </table:table-cell>
          <table:table-cell table:formula="of:=[.O9]/[.C9]" office:value-type="percentage" office:value="0.00653527053943575">
            <text:p>0.65%</text:p>
          </table:table-cell>
          <table:table-cell table:formula="of:=[.N9]/[.B9]" office:value-type="float" office:value="1.54481040443323">
            <text:p>1.544810404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256*2^[.A10]" office:value-type="float" office:value="1048576">
            <text:p><text:s/>1,048,576 </text:p>
          </table:table-cell>
          <table:table-cell table:formula="of:=([.B10]/256)^2" office:value-type="float" office:value="16777216">
            <text:p><text:s/>16,777,216 </text:p>
          </table:table-cell>
          <table:table-cell table:formula="of:=[.B10]/256" office:value-type="float" office:value="4096">
            <text:p><text:s/>4,096 </text:p>
          </table:table-cell>
          <table:table-cell table:number-columns-repeated="3"/>
          <table:table-cell table:formula="of:=[.C10]*[.$H$1]/1000" office:value-type="float" office:value="201326.592">
            <text:p><text:s/>201,327 </text:p>
          </table:table-cell>
          <table:table-cell office:value-type="string">
            <text:p><text:s/>1 : 108,000</text:p>
          </table:table-cell>
          <table:table-cell table:formula="of:=40075016.69/[.B10]" office:value-type="float" office:value="38.2185141468048">
            <text:p><text:s/>38.2 </text:p>
          </table:table-cell>
          <table:table-cell office:value-type="float" office:value="22430088367943.3">
            <text:p>22,430,088,367,943</text:p>
          </table:table-cell>
          <table:table-cell table:formula="of:=[.M10]/[.$M$12]" office:value-type="float" office:value="0.0205016669909703">
            <text:p>0.0205</text:p>
          </table:table-cell>
          <table:table-cell table:formula="of:=[.K10]+[.K9]+[.K7]" office:value-type="float" office:value="32925758902331.9">
            <text:p>32,925,758,902,332</text:p>
          </table:table-cell>
          <table:table-cell table:formula="of:=SQRT([.M10])" office:value-type="float" office:value="5738097.14995589">
            <text:p>5738097</text:p>
          </table:table-cell>
          <table:table-cell table:formula="of:=[.L10]*[.C10]" office:value-type="float" office:value="343960.895467579">
            <text:p>343,961</text:p>
          </table:table-cell>
          <table:table-cell table:formula="of:=1-[.O10]/[.C10]" office:value-type="percentage" office:value="0.97949833300903">
            <text:p>97.95%</text:p>
          </table:table-cell>
          <table:table-cell table:formula="of:=[.O10]/[.C10]" office:value-type="percentage" office:value="0.0205016669909703">
            <text:p>2.05%</text:p>
          </table:table-cell>
          <table:table-cell table:formula="of:=[.N10]/[.B10]" office:value-type="float" office:value="5.47227587695683">
            <text:p>5.47227587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256*2^[.A11]" office:value-type="float" office:value="524288">
            <text:p><text:s/>524,288 </text:p>
          </table:table-cell>
          <table:table-cell table:formula="of:=([.B11]/256)^2" office:value-type="float" office:value="4194304">
            <text:p><text:s/>4,194,304 </text:p>
          </table:table-cell>
          <table:table-cell table:formula="of:=[.B11]/256" office:value-type="float" office:value="2048">
            <text:p><text:s/>2,048 </text:p>
          </table:table-cell>
          <table:table-cell table:number-columns-repeated="3"/>
          <table:table-cell table:formula="of:=[.C11]*[.$H$1]/1000" office:value-type="float" office:value="50331.648">
            <text:p><text:s/>50,332 </text:p>
          </table:table-cell>
          <table:table-cell office:value-type="string">
            <text:p><text:s/>1 : 217,000</text:p>
          </table:table-cell>
          <table:table-cell table:formula="of:=40075016.69/[.B11]" office:value-type="float" office:value="76.4370282936096">
            <text:p><text:s/>76.4 </text:p>
          </table:table-cell>
          <table:table-cell office:value-type="float" office:value="190921684027528">
            <text:p>190,921,684,027,528</text:p>
          </table:table-cell>
          <table:table-cell table:formula="of:=[.M11]/[.$M$12]" office:value-type="float" office:value="0.139381623528902">
            <text:p>0.1394</text:p>
          </table:table-cell>
          <table:table-cell table:formula="of:=[.K11]+[.K10]+[.K9]+[.K7]" office:value-type="float" office:value="223847442929860">
            <text:p>223,847,442,929,860</text:p>
          </table:table-cell>
          <table:table-cell table:formula="of:=SQRT([.M11])" office:value-type="float" office:value="14961532.1050306">
            <text:p>14961532</text:p>
          </table:table-cell>
          <table:table-cell table:formula="of:=[.L11]*[.C11]" office:value-type="float" office:value="584608.901093769">
            <text:p>584,609</text:p>
          </table:table-cell>
          <table:table-cell table:formula="of:=1-[.O11]/[.C11]" office:value-type="percentage" office:value="0.860618376471098">
            <text:p>86.06%</text:p>
          </table:table-cell>
          <table:table-cell table:formula="of:=[.O11]/[.C11]" office:value-type="percentage" office:value="0.139381623528902">
            <text:p>13.94%</text:p>
          </table:table-cell>
          <table:table-cell table:formula="of:=[.N11]/[.B11]" office:value-type="float" office:value="28.5368578053103">
            <text:p>28.536857805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256*2^[.A12]" office:value-type="float" office:value="262144">
            <text:p><text:s/>262,144 </text:p>
          </table:table-cell>
          <table:table-cell table:formula="of:=([.B12]/256)^2" office:value-type="float" office:value="1048576">
            <text:p><text:s/>1,048,576 </text:p>
          </table:table-cell>
          <table:table-cell table:formula="of:=[.B12]/256" office:value-type="float" office:value="1024">
            <text:p><text:s/>1,024 </text:p>
          </table:table-cell>
          <table:table-cell office:value-type="float" office:value="1022">
            <text:p><text:s/>1,022 </text:p>
          </table:table-cell>
          <table:table-cell table:formula="of:=INT([.E12]/[.D12])" office:value-type="float" office:value="0">
            <text:p><text:s/>- </text:p>
          </table:table-cell>
          <table:table-cell table:formula="of:=MOD([.E12];[.D12])" office:value-type="float" office:value="1022">
            <text:p><text:s/>1,022 </text:p>
          </table:table-cell>
          <table:table-cell table:formula="of:=[.C12]*[.$H$1]/1000" office:value-type="float" office:value="12582.912">
            <text:p><text:s/>12,583 </text:p>
          </table:table-cell>
          <table:table-cell office:value-type="string">
            <text:p><text:s/>1 : 433,000</text:p>
          </table:table-cell>
          <table:table-cell table:formula="of:=40075016.69/[.B12]" office:value-type="float" office:value="152.874056587219">
            <text:p><text:s/>152.9 </text:p>
          </table:table-cell>
          <table:table-cell office:value-type="float" office:value="1.38215654283547E+015">
            <text:p>1,382,156,542,835,470</text:p>
          </table:table-cell>
          <table:table-cell table:formula="of:=[.M12]/[.$M$12]" office:value-type="float" office:value="1">
            <text:p>1.0000</text:p>
          </table:table-cell>
          <table:table-cell table:formula="of:=[.K12]+[.K11]+[.K10]+[.K9]+[.K7]" office:value-type="float" office:value="1.60600398576533E+015">
            <text:p>1,606,003,985,765,330</text:p>
          </table:table-cell>
          <table:table-cell table:formula="of:=SQRT([.M12])" office:value-type="float" office:value="40074979.5479091">
            <text:p>40074980</text:p>
          </table:table-cell>
          <table:table-cell table:formula="of:=[.L12]*[.C12]" office:value-type="float" office:value="1048576">
            <text:p>1,048,576</text:p>
          </table:table-cell>
          <table:table-cell table:style-name="Default" table:formula="of:=1-[.O12]/[.C12]" office:value-type="float" office:value="0">
            <text:p>0</text:p>
          </table:table-cell>
          <table:table-cell table:formula="of:=[.O12]/[.C12]" office:value-type="percentage" office:value="1">
            <text:p>100.00%</text:p>
          </table:table-cell>
          <table:table-cell table:formula="of:=[.N12]/[.B12]" office:value-type="float" office:value="152.873914901387">
            <text:p>152.873914901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O3:Sheet1.O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" svg:font-family="Verdana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 </number:text>
      <number:number number:decimal-places="3" number:min-integer-digits="1" number:grouping="true"/>
      <number:text> </number:text>
    </number:number-style>
    <number:number-style style:name="N128P1" style:volatile="true">
      <number:text> (</number:text>
      <number:number number:decimal-places="3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9" number:min-integer-digits="1" number:grouping="true"/>
      <number:text> </number:text>
    </number:number-style>
    <number:number-style style:name="N129P1" style:volatile="true">
      <number:text> (</number:text>
      <number:number number:decimal-places="9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4" number:min-integer-digits="1" number:grouping="true"/>
      <number:text> </number:text>
    </number:number-style>
    <number:number-style style:name="N130P1" style:volatile="true">
      <number:text> (</number:text>
      <number:number number:decimal-places="4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1" number:min-integer-digits="1" number:grouping="true"/>
      <number:text> </number:text>
    </number:number-style>
    <number:number-style style:name="N131P1" style:volatile="true">
      <number:text> (</number:text>
      <number:number number:decimal-places="1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4" number:min-integer-digits="1" number:grouping="true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2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9">03/19/2012</text:date>, <text:time>21:0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9T20:36:37</meta:creation-date>
    <dc:date>2012-03-19T21:04:11</dc:date>
    <meta:editing-duration>PT27M34S</meta:editing-duration>
    <meta:editing-cycles>9</meta:editing-cycles>
    <meta:generator>OpenOffice.org/3.3$Unix OpenOffice.org_project/330m20$Build-9567</meta:generator>
    <meta:document-statistic meta:table-count="4" meta:cell-count="1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18cm" svg:height="11.173cm" xlink:href=".." xlink:type="simple" chart:class="chart:bar" chart:column-mapping="0" chart:style-name="ch1">
        <chart:legend chart:legend-position="end" svg:x="18.857cm" svg:y="5.063cm" chart:style-name="ch2"/>
        <chart:plot-area chart:style-name="ch3" table:cell-range-address="Sheet2_2.A2:Sheet2_2.B6" chart:data-source-has-labels="column" svg:x="0.874cm" svg:y="1.027cm" svg:width="17.135cm" svg:height="9.503cm">
          <chartooo:coordinate-region svg:x="1.525cm" svg:y="1.027cm" svg:width="14.907cm" svg:height="8.853cm"/>
          <chart:axis chart:dimension="x" chart:name="primary-x" chart:style-name="ch4">
            <chart:categories table:cell-range-address="Sheet2_2.A2:Sheet2_2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_2.A2:Sheet2_2.A6" chart:class="chart:bar">
            <chart:data-point chart:repeated="5"/>
          </chart:series>
          <chart:series chart:style-name="ch8" chart:values-cell-range-address="Sheet2_2.B2:Sheet2_2.B6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Sheet2_2.A2:Sheet2_2.A6</svg:desc>
                </draw:g>
              </table:table-cell>
              <table:table-cell office:value-type="float" office:value="10">
                <text:p>10</text:p>
                <draw:g>
                  <svg:desc>Sheet2_2.A2:Sheet2_2.A6</svg:desc>
                </draw:g>
              </table:table-cell>
              <table:table-cell office:value-type="float" office:value="1.38215654283547E+015">
                <text:p>1.38215654283547E+015</text:p>
                <draw:g>
                  <svg:desc>Sheet2_2.B2:Sheet2_2.B6</svg:desc>
                </draw:g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90921684027528">
                <text:p>1909216840275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2430088367943.3">
                <text:p>22430088367943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753573925834.42">
                <text:p>7753573925834.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742096608554.15">
                <text:p>2742096608554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